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90000001902E02DC79ED677545.png" manifest:media-type="image/png"/>
  <manifest:file-entry manifest:full-path="Pictures/100000010000020000000200FF7A78FE33F6A590.png" manifest:media-type="image/png"/>
  <manifest:file-entry manifest:full-path="Pictures/1000028E000034EB000034EB37685E6DF1490F79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adornments="Gras" style:font-family-generic="swiss" style:font-pitch="variable"/>
    <style:font-face style:name="Droid Sans" svg:font-family="'Droid Sans'" style:font-adornments="Italique" style:font-family-generic="swiss" style:font-pitch="variable"/>
    <style:font-face style:name="Droid Sans Mono" svg:font-family="'Droid Sans Mono'" style:font-adornments="Normal" style:font-family-generic="swiss" style:font-pitch="fixed"/>
    <style:font-face style:name="Droid Sans1" svg:font-family="'Droid Sans'" style:font-adornments="Normal" style:font-family-generic="swiss" style:font-pitch="variable"/>
    <style:font-face style:name="Harabara" svg:font-family="Harabara" style:font-family-generic="swiss" style:font-pitch="variable"/>
    <style:font-face style:name="Harabara1" svg:font-family="Harabara" style:font-adornments="Gras" style:font-family-generic="swiss" style:font-pitch="variable"/>
    <style:font-face style:name="Helvetica 45 Light" svg:font-family="'Helvetica 45 Light', 'Helvetica 45 Light'" style:font-family-generic="swiss"/>
    <style:font-face style:name="Helvetica 55 Roman" svg:font-family="'Helvetica 55 Roman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tserrat" svg:font-family="Montserrat"/>
    <style:font-face style:name="Open Sans" svg:font-family="'Open Sans'" style:font-family-generic="swiss"/>
    <style:font-face style:name="Open Sans Condensed Light" svg:font-family="'Open Sans Condensed Light'" style:font-pitch="variable"/>
    <style:font-face style:name="Open Sans1" svg:font-family="'Open Sans'" style:font-adornments="Normal" style:font-pitch="variable"/>
    <style:font-face style:name="OpenSymbol" svg:font-family="OpenSymbol" style:font-charset="x-symbol"/>
    <style:font-face style:name="OpenSymbol1" svg:font-family="OpenSymbol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Unknown" svg:font-family="Unknown"/>
    <style:font-face style:name="Wingdings" svg:font-family="Wingdings" style:font-pitch="variable" style:font-charset="x-symbol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3.007cm" style:rel-column-width="11317*"/>
    </style:style>
    <style:style style:name="Tableau7.B" style:family="table-column">
      <style:table-column-properties style:column-width="3.103cm" style:rel-column-width="11675*"/>
    </style:style>
    <style:style style:name="Tableau7.C" style:family="table-column">
      <style:table-column-properties style:column-width="8.565cm" style:rel-column-width="32233*"/>
    </style:style>
    <style:style style:name="Tableau7.D" style:family="table-column">
      <style:table-column-properties style:column-width="2.739cm" style:rel-column-width="10310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403cm" table:align="margins" style:writing-mode="page"/>
    </style:style>
    <style:style style:name="Tableau2.A" style:family="table-column">
      <style:table-column-properties style:column-width="3.965cm" style:rel-column-width="14932*"/>
    </style:style>
    <style:style style:name="Tableau2.B" style:family="table-column">
      <style:table-column-properties style:column-width="3.441cm" style:rel-column-width="12960*"/>
    </style:style>
    <style:style style:name="Tableau2.C" style:family="table-column">
      <style:table-column-properties style:column-width="9.996cm" style:rel-column-width="37643*"/>
    </style:style>
    <style:style style:name="Tableau2.A1" style:family="table-cell">
      <style:table-cell-properties fo:background-color="#55555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555555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6pt" style:font-size-asian="5.25pt" style:font-size-complex="6pt"/>
    </style:style>
    <style:style style:name="P2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3" style:family="paragraph" style:parent-style-name="Standard">
      <style:text-properties fo:font-size="2pt" officeooo:paragraph-rsid="00242b3f" style:font-size-asian="1.75pt" style:font-size-complex="2pt"/>
    </style:style>
    <style:style style:name="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8" style:family="paragraph" style:parent-style-name="Table_20_Contents">
      <style:text-properties fo:font-size="7pt" style:font-size-asian="7pt" style:font-size-complex="7pt"/>
    </style:style>
    <style:style style:name="P9" style:family="paragraph" style:parent-style-name="Standard">
      <style:text-properties officeooo:paragraph-rsid="00242b3f"/>
    </style:style>
    <style:style style:name="P10" style:family="paragraph" style:parent-style-name="Frame_20_contents">
      <style:paragraph-properties fo:text-align="end" style:justify-single-word="false"/>
      <style:text-properties officeooo:paragraph-rsid="00242b3f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rsid="001b7e3f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Harabara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17" style:family="paragraph" style:parent-style-name="Balise">
      <style:text-properties style:use-window-font-color="true" loext:opacity="0%"/>
    </style:style>
    <style:style style:name="P18" style:family="paragraph" style:parent-style-name="Text_20_body">
      <style:text-properties style:use-window-font-color="true" loext:opacity="0%" officeooo:rsid="00537aec" officeooo:paragraph-rsid="00537aec"/>
    </style:style>
    <style:style style:name="P19" style:family="paragraph" style:parent-style-name="Text_20_body">
      <style:text-properties style:use-window-font-color="true" loext:opacity="0%" officeooo:rsid="00617fe6" officeooo:paragraph-rsid="00617fe6"/>
    </style:style>
    <style:style style:name="P20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22" style:family="paragraph" style:parent-style-name="Table_20_Contents">
      <style:text-properties style:font-name="DejaVu Sans1" fo:font-size="10pt" style:font-size-asian="10pt" style:font-size-complex="10pt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au_20_entête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8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29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0" style:family="paragraph" style:parent-style-name="Text_20_body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31" style:family="paragraph" style:parent-style-name="Code">
      <style:text-properties style:font-name="DejaVu Sans" fo:font-size="10pt" style:font-size-asian="10pt" style:font-size-complex="10pt"/>
    </style:style>
    <style:style style:name="P32" style:family="paragraph" style:parent-style-name="Text_20_body">
      <style:text-properties fo:language="fr" fo:country="FR"/>
    </style:style>
    <style:style style:name="P33" style:family="paragraph" style:parent-style-name="Text_20_body">
      <style:text-properties fo:color="#000000" loext:opacity="100%" style:font-name="Monospace" fo:font-size="11pt" officeooo:rsid="004fda50" officeooo:paragraph-rsid="004fda50" style:font-name-asian="Monospace" style:font-size-asian="11pt" style:font-name-complex="Monospace" style:font-size-complex="11pt"/>
    </style:style>
    <style:style style:name="P34" style:family="paragraph" style:parent-style-name="Text_20_body">
      <style:text-properties fo:color="#000000" loext:opacity="100%" style:font-name="Open Sans" fo:font-size="11pt" officeooo:rsid="0054a3e2" officeooo:paragraph-rsid="0055296e" style:font-size-asian="11pt" style:font-size-complex="11pt"/>
    </style:style>
    <style:style style:name="P35" style:family="paragraph" style:parent-style-name="Text_20_body">
      <style:text-properties officeooo:paragraph-rsid="0032d14d"/>
    </style:style>
    <style:style style:name="P36" style:family="paragraph" style:parent-style-name="Text_20_body">
      <style:text-properties officeooo:rsid="0032e14d" officeooo:paragraph-rsid="0032e14d"/>
    </style:style>
    <style:style style:name="P37" style:family="paragraph" style:parent-style-name="Text_20_body">
      <style:text-properties officeooo:rsid="003466f6" officeooo:paragraph-rsid="003466f6"/>
    </style:style>
    <style:style style:name="P38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39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41" style:family="paragraph" style:parent-style-name="Table_20_Contents">
      <style:paragraph-properties fo:text-align="center" style:justify-single-word="false"/>
      <style:text-properties officeooo:rsid="004cad3a" officeooo:paragraph-rsid="004cad3a"/>
    </style:style>
    <style:style style:name="P42" style:family="paragraph" style:parent-style-name="Table_20_Contents">
      <style:paragraph-properties fo:text-align="center" style:justify-single-word="false"/>
      <style:text-properties officeooo:rsid="004ced97" officeooo:paragraph-rsid="004ced97"/>
    </style:style>
    <style:style style:name="P43" style:family="paragraph" style:parent-style-name="Table_20_Contents">
      <style:paragraph-properties fo:text-align="justify" style:justify-single-word="false"/>
      <style:text-properties officeooo:rsid="004ced97" officeooo:paragraph-rsid="004ced97"/>
    </style:style>
    <style:style style:name="P44" style:family="paragraph" style:parent-style-name="Table_20_Contents">
      <style:paragraph-properties fo:text-align="center" style:justify-single-word="false"/>
      <style:text-properties officeooo:rsid="0056b775" officeooo:paragraph-rsid="0056b775"/>
    </style:style>
    <style:style style:name="P45" style:family="paragraph" style:parent-style-name="Text_20_body">
      <style:text-properties style:font-name="Open Sans" fo:font-size="11pt" officeooo:rsid="0055296e" officeooo:paragraph-rsid="0055296e" style:font-size-asian="11pt" style:font-size-complex="11pt"/>
    </style:style>
    <style:style style:name="P46" style:family="paragraph" style:parent-style-name="Text_20_body">
      <style:text-properties style:font-name="Open Sans" fo:font-size="11pt" officeooo:paragraph-rsid="0055296e" style:font-size-asian="11pt" style:font-size-complex="11pt"/>
    </style:style>
    <style:style style:name="P47" style:family="paragraph" style:parent-style-name="Text_20_body">
      <style:text-properties officeooo:rsid="003b8f9a" officeooo:paragraph-rsid="003b8f9a"/>
    </style:style>
    <style:style style:name="P48" style:family="paragraph" style:parent-style-name="Text_20_body">
      <style:text-properties fo:font-variant="normal" fo:text-transform="none" style:font-name="Open Sans" fo:font-size="11pt" fo:letter-spacing="normal" fo:font-style="normal" fo:font-weight="normal" officeooo:rsid="0054a3e2" officeooo:paragraph-rsid="0054a3e2" style:font-size-asian="11pt" style:font-size-complex="11pt"/>
    </style:style>
    <style:style style:name="P49" style:family="paragraph" style:parent-style-name="Text_20_body">
      <style:text-properties officeooo:rsid="00617fe6" officeooo:paragraph-rsid="00617fe6"/>
    </style:style>
    <style:style style:name="P50" style:family="paragraph" style:parent-style-name="Text_20_body">
      <style:text-properties officeooo:rsid="0073266e" officeooo:paragraph-rsid="00632154"/>
    </style:style>
    <style:style style:name="P51" style:family="paragraph" style:parent-style-name="Heading_20_1">
      <style:paragraph-properties fo:break-before="page"/>
      <style:text-properties fo:color="#ffffff" loext:opacity="100%"/>
    </style:style>
    <style:style style:name="P52" style:family="paragraph" style:parent-style-name="Heading_20_1">
      <style:text-properties officeooo:rsid="003b1bfb" officeooo:paragraph-rsid="003b1bfb"/>
    </style:style>
    <style:style style:name="P53" style:family="paragraph" style:parent-style-name="Heading_20_1">
      <style:text-properties officeooo:paragraph-rsid="00617fe6"/>
    </style:style>
    <style:style style:name="P54" style:family="paragraph" style:parent-style-name="Heading_20_1">
      <style:text-properties officeooo:rsid="0040009e" officeooo:paragraph-rsid="0040009e"/>
    </style:style>
    <style:style style:name="P55" style:family="paragraph" style:parent-style-name="Heading_20_2">
      <style:text-properties officeooo:paragraph-rsid="003b8f9a"/>
    </style:style>
    <style:style style:name="P56" style:family="paragraph" style:parent-style-name="Heading_20_3">
      <style:text-properties officeooo:paragraph-rsid="004fda50"/>
    </style:style>
    <style:style style:name="P57" style:family="paragraph" style:parent-style-name="Table_20_Contents">
      <style:paragraph-properties fo:text-align="justify" style:justify-single-word="false"/>
      <style:text-properties officeooo:rsid="0064d539" officeooo:paragraph-rsid="0064d539"/>
    </style:style>
    <style:style style:name="P58" style:family="paragraph" style:parent-style-name="Table_20_Contents">
      <style:paragraph-properties fo:text-align="justify" style:justify-single-word="false"/>
      <style:text-properties fo:color="#c9211e" loext:opacity="100%" officeooo:rsid="0064d539" officeooo:paragraph-rsid="0064d539"/>
    </style:style>
    <style:style style:name="P59" style:family="paragraph" style:parent-style-name="Text_20_body" style:list-style-name="L1">
      <style:paragraph-properties fo:text-align="justify" style:justify-single-word="false"/>
      <style:text-properties officeooo:paragraph-rsid="005defce"/>
    </style:style>
    <style:style style:name="P60" style:family="paragraph" style:parent-style-name="Text_20_body" style:list-style-name="L1">
      <style:paragraph-properties fo:text-align="justify" style:justify-single-word="false"/>
      <style:text-properties officeooo:rsid="004cad3a" officeooo:paragraph-rsid="005defce"/>
    </style:style>
    <style:style style:name="P61" style:family="paragraph" style:parent-style-name="Text_20_body" style:list-style-name="L2">
      <style:text-properties officeooo:paragraph-rsid="004ef855"/>
    </style:style>
    <style:style style:name="P62" style:family="paragraph" style:parent-style-name="Text_20_body" style:list-style-name="L2">
      <style:text-properties officeooo:rsid="0055296e" officeooo:paragraph-rsid="0055296e"/>
    </style:style>
    <style:style style:name="P63" style:family="paragraph" style:parent-style-name="Text_20_body" style:list-style-name="L4">
      <style:text-properties fo:color="#c9211e" loext:opacity="100%" style:font-name="Monospace" fo:font-size="11pt" officeooo:rsid="0073266e" officeooo:paragraph-rsid="00632154" style:font-name-asian="Monospace" style:font-size-asian="11pt" style:font-name-complex="Monospace" style:font-size-complex="11pt"/>
    </style:style>
    <style:style style:name="P64" style:family="paragraph" style:parent-style-name="Text_20_body">
      <style:text-properties fo:color="#c9211e" loext:opacity="100%" fo:language="fr" fo:country="FR" officeooo:rsid="0064d539" officeooo:paragraph-rsid="0064d539"/>
    </style:style>
    <style:style style:name="P65" style:family="paragraph" style:parent-style-name="Text_20_body">
      <style:text-properties fo:color="#c9211e" loext:opacity="100%" officeooo:rsid="0065d59b" officeooo:paragraph-rsid="0065d59b"/>
    </style:style>
    <style:style style:name="P66" style:family="paragraph" style:parent-style-name="Text_20_body" style:list-style-name="L4">
      <style:text-properties officeooo:rsid="0073266e" officeooo:paragraph-rsid="00632154"/>
    </style:style>
    <style:style style:name="P67" style:family="paragraph" style:parent-style-name="Text_20_body" style:list-style-name="L4">
      <style:text-properties fo:color="#000000" loext:opacity="100%" style:font-name="Monospace" fo:font-size="11pt" officeooo:rsid="00632154" officeooo:paragraph-rsid="00632154" style:font-name-asian="Monospace" style:font-size-asian="11pt" style:font-name-complex="Monospace" style:font-size-complex="11pt"/>
    </style:style>
    <style:style style:name="P68" style:family="paragraph" style:parent-style-name="Text_20_body">
      <style:text-properties fo:color="#000000" loext:opacity="100%" style:font-name="Open Sans" officeooo:rsid="004fda50" officeooo:paragraph-rsid="0065d59b"/>
    </style:style>
    <style:style style:name="P69" style:family="paragraph" style:parent-style-name="Text_20_body">
      <style:text-properties fo:color="#000000" loext:opacity="100%" style:font-name="Open Sans" officeooo:rsid="0065d59b" officeooo:paragraph-rsid="0065d59b"/>
    </style:style>
    <style:style style:name="P70" style:family="paragraph" style:parent-style-name="Text_20_body" style:list-style-name="L5"/>
    <style:style style:name="P71" style:family="paragraph" style:parent-style-name="Text_20_body">
      <style:text-properties officeooo:rsid="0065d59b" officeooo:paragraph-rsid="0065d59b"/>
    </style:style>
    <style:style style:name="P72" style:family="paragraph" style:parent-style-name="Text_20_body">
      <style:text-properties officeooo:rsid="0065d59b" officeooo:paragraph-rsid="0066ffff"/>
    </style:style>
    <style:style style:name="P73" style:family="paragraph" style:parent-style-name="Text_20_body">
      <style:text-properties fo:font-variant="normal" fo:text-transform="none" fo:color="#000000" loext:opacity="100%" style:font-name="Open Sans" fo:font-size="10.5pt" fo:letter-spacing="normal" fo:font-style="normal" fo:font-weight="normal" officeooo:rsid="0050698e" officeooo:paragraph-rsid="0065d59b"/>
    </style:style>
    <style:style style:name="P74" style:family="paragraph" style:parent-style-name="Text_20_body">
      <style:text-properties officeooo:rsid="0066ffff" officeooo:paragraph-rsid="0066ffff"/>
    </style:style>
    <style:style style:name="P75" style:family="paragraph" style:parent-style-name="Text_20_body">
      <style:text-properties officeooo:rsid="0066ffff" officeooo:paragraph-rsid="00537aec"/>
    </style:style>
    <style:style style:name="P76" style:family="paragraph" style:parent-style-name="Text_20_body">
      <style:text-properties style:use-window-font-color="true" loext:opacity="0%" officeooo:rsid="0058532b" officeooo:paragraph-rsid="0058532b"/>
    </style:style>
    <style:style style:name="P77" style:family="paragraph" style:parent-style-name="Text_20_body">
      <style:text-properties style:use-window-font-color="true" loext:opacity="0%" officeooo:rsid="0066ffff" officeooo:paragraph-rsid="0066ffff"/>
    </style:style>
    <style:style style:name="P78" style:family="paragraph" style:parent-style-name="Text_20_body">
      <style:text-properties officeooo:paragraph-rsid="00537aec"/>
    </style:style>
    <style:style style:name="T1" style:family="text">
      <style:text-properties officeooo:rsid="001b7e3f"/>
    </style:style>
    <style:style style:name="T2" style:family="text">
      <style:text-properties fo:color="#555555" loext:opacity="100%"/>
    </style:style>
    <style:style style:name="T3" style:family="text">
      <style:text-properties fo:color="#96bf3c" loext:opacity="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ced97" style:font-weight-asian="bold" style:font-weight-complex="bold"/>
    </style:style>
    <style:style style:name="T6" style:family="text">
      <style:text-properties fo:font-weight="bold" officeooo:rsid="0064d539" style:font-weight-asian="bold" style:font-weight-complex="bold"/>
    </style:style>
    <style:style style:name="T7" style:family="text">
      <style:text-properties officeooo:rsid="00103c23"/>
    </style:style>
    <style:style style:name="T8" style:family="text">
      <style:text-properties officeooo:rsid="002e03b8"/>
    </style:style>
    <style:style style:name="T9" style:family="text">
      <style:text-properties officeooo:rsid="002f6506"/>
    </style:style>
    <style:style style:name="T10" style:family="text">
      <style:text-properties officeooo:rsid="003138d3"/>
    </style:style>
    <style:style style:name="T11" style:family="text">
      <style:text-properties officeooo:rsid="0032d14d"/>
    </style:style>
    <style:style style:name="T12" style:family="text">
      <style:text-properties officeooo:rsid="0032e14d"/>
    </style:style>
    <style:style style:name="T13" style:family="text">
      <style:text-properties officeooo:rsid="003a729b"/>
    </style:style>
    <style:style style:name="T14" style:family="text">
      <style:text-properties officeooo:rsid="003b8f9a"/>
    </style:style>
    <style:style style:name="T15" style:family="text">
      <style:text-properties officeooo:rsid="0040ef49"/>
    </style:style>
    <style:style style:name="T16" style:family="text">
      <style:text-properties officeooo:rsid="004cad3a"/>
    </style:style>
    <style:style style:name="T17" style:family="text">
      <style:text-properties officeooo:rsid="004ced97"/>
    </style:style>
    <style:style style:name="T18" style:family="text">
      <style:text-properties officeooo:rsid="004ed1f8"/>
    </style:style>
    <style:style style:name="T19" style:family="text">
      <style:text-properties officeooo:rsid="004fda50"/>
    </style:style>
    <style:style style:name="T20" style:family="text">
      <style:text-properties fo:font-variant="normal" fo:text-transform="none" fo:letter-spacing="normal" fo:font-style="normal" fo:font-weight="normal"/>
    </style:style>
    <style:style style:name="T21" style:family="text">
      <style:text-properties fo:font-variant="normal" fo:text-transform="none" fo:letter-spacing="normal" fo:font-style="normal" fo:font-weight="normal" officeooo:rsid="0054a3e2"/>
    </style:style>
    <style:style style:name="T22" style:family="text">
      <style:text-properties fo:font-variant="normal" fo:text-transform="none" fo:letter-spacing="normal" fo:font-style="normal" fo:font-weight="normal" officeooo:rsid="005a1503"/>
    </style:style>
    <style:style style:name="T23" style:family="text">
      <style:text-properties fo:font-variant="normal" fo:text-transform="none" fo:font-size="10.5pt" fo:letter-spacing="normal" fo:font-style="normal" fo:font-weight="normal"/>
    </style:style>
    <style:style style:name="T24" style:family="text">
      <style:text-properties fo:font-variant="normal" fo:text-transform="none" fo:font-size="10.5pt" fo:letter-spacing="normal" fo:font-style="normal" fo:font-weight="normal" officeooo:rsid="0050698e"/>
    </style:style>
    <style:style style:name="T25" style:family="text">
      <style:text-properties officeooo:rsid="0056b775"/>
    </style:style>
    <style:style style:name="T26" style:family="text">
      <style:text-properties officeooo:rsid="0058532b"/>
    </style:style>
    <style:style style:name="T27" style:family="text">
      <style:text-properties officeooo:rsid="005a1503"/>
    </style:style>
    <style:style style:name="T28" style:family="text">
      <style:text-properties style:font-name="Montserrat" fo:font-size="12pt" fo:letter-spacing="normal" fo:font-weight="normal" officeooo:rsid="006fbb39"/>
    </style:style>
    <style:style style:name="T29" style:family="text">
      <style:text-properties style:font-name="Montserrat" fo:font-size="12pt" fo:letter-spacing="normal" fo:font-weight="normal" officeooo:rsid="00103c23" style:font-weight-asian="bold" style:font-weight-complex="bold"/>
    </style:style>
    <style:style style:name="T30" style:family="text">
      <style:text-properties style:font-name="Montserrat" fo:font-size="12pt" fo:letter-spacing="normal" fo:font-weight="normal" officeooo:rsid="005defce"/>
    </style:style>
    <style:style style:name="T31" style:family="text">
      <style:text-properties officeooo:rsid="004cff04"/>
    </style:style>
    <style:style style:name="T32" style:family="text">
      <style:text-properties officeooo:rsid="00617fe6"/>
    </style:style>
    <style:style style:name="T33" style:family="text">
      <style:text-properties style:use-window-font-color="true" loext:opacity="0%"/>
    </style:style>
    <style:style style:name="T34" style:family="text">
      <style:text-properties style:use-window-font-color="true" loext:opacity="0%" officeooo:rsid="005a1503"/>
    </style:style>
    <style:style style:name="T35" style:family="text">
      <style:text-properties style:use-window-font-color="true" loext:opacity="0%" officeooo:rsid="0058532b"/>
    </style:style>
    <style:style style:name="T36" style:family="text">
      <style:text-properties style:use-window-font-color="true" loext:opacity="0%" officeooo:rsid="00537aec"/>
    </style:style>
    <style:style style:name="T37" style:family="text">
      <style:text-properties officeooo:rsid="0064d539"/>
    </style:style>
    <style:style style:name="T38" style:family="text">
      <style:text-properties style:font-name="Open Sans1" fo:font-size="11pt" fo:font-weight="normal" style:font-size-asian="10.5pt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text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27"><text:user-defined style:data-style-name="N0" text:name="Auteur">Rémi TAUVEL</text:user-defined></text:p>
            <text:p text:style-name="P27"/>
            <text:p text:style-name="P27"><text:user-defined style:data-style-name="N0" text:name="Projet">Système de gestion de groupe de pizzerias</text:user-defined></text:p>
            <text:p text:style-name="P23"/>
            <text:p text:style-name="P26"><text:title>Dossier d'exploitation</text:title></text:p>
            <text:p text:style-name="P23"/>
            <text:p text:style-name="P23">Version <text:user-defined style:data-style-name="N0" text:name="Version">0.1</text:user-defined></text:p>
          </table:table-cell>
        </table:table-row>
        <text:soft-page-break/>
        <table:table-row table:style-name="Tableau12.2">
          <table:table-cell table:style-name="Tableau12.A1" office:value-type="string">
            <text:p text:style-name="P29">Auteur</text:p>
            <text:p text:style-name="P11"><text:user-defined style:data-style-name="N0" text:name="Auteur">Rémi TAUVEL</text:user-defined></text:p>
            <text:p text:style-name="P28"><text:user-defined style:data-style-name="N0" text:name="Auteur_Role">Développeur</text:user-defined></text:p>
          </table:table-cell>
        </table:table-row>
      </table:table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9">1 - Versions<text:tab/>3</text:p>
          <text:p text:style-name="P39">2 - Introduction<text:tab/>4</text:p>
          <text:p text:style-name="P40">2.1 - Objet du document<text:tab/>4</text:p>
          <text:p text:style-name="P40">2.2 - Références<text:tab/>4</text:p>
          <text:p text:style-name="P39">3 - Pré-requis<text:tab/>5</text:p>
          <text:p text:style-name="P40">3.1 - Système<text:tab/>5</text:p>
          <text:p text:style-name="P38">3.1.1 - Serveur de Base de données<text:tab/>5</text:p>
          <text:p text:style-name="P38">3.1.2 - Serveur Web<text:tab/>5</text:p>
          <text:p text:style-name="P40">3.2 - Bases de données<text:tab/>5</text:p>
          <text:p text:style-name="P40">3.3 - Web-services<text:tab/>5</text:p>
          <text:p text:style-name="P40">3.4 - Autres Ressources<text:tab/>5</text:p>
          <text:p text:style-name="P39">4 - Déploiement de l'Application Web<text:tab/>6</text:p>
          <text:p text:style-name="P38">4.1.1 - Variables d'environnement<text:tab/>6</text:p>
          <text:p text:style-name="P38">4.1.2 - Configuration<text:tab/>6</text:p>
          <text:p text:style-name="P38">4.1.3 - Vérifications<text:tab/>6</text:p>
          <text:p text:style-name="P39">5 - Procédure de démarrage / arrêt<text:tab/>7</text:p>
          <text:p text:style-name="P40">5.1 - Base de données<text:tab/>7</text:p>
          <text:p text:style-name="P40">5.2 - Application web<text:tab/>7</text:p>
          <text:p text:style-name="P39">6 - Procédure de mise à jour<text:tab/>8</text:p>
          <text:p text:style-name="P40">6.1 - Base de données<text:tab/>8</text:p>
          <text:p text:style-name="P40">6.2 - Application web<text:tab/>8</text:p>
          <text:p text:style-name="P39">7 - Supervision/Monitoring<text:tab/>9</text:p>
          <text:p text:style-name="P40">7.1 - Supervision de l’application web<text:tab/>9</text:p>
          <text:p text:style-name="P39">8 - Procédure de sauvegarde et restauration<text:tab/>10</text:p>
        </text:index-body>
      </text:table-of-content>
      <text:p text:style-name="P17"/>
      <text:p text:style-name="P17"/>
      <text:h text:style-name="P51" text:outline-level="1"><text:bookmark-start text:name="__RefHeading___Toc19245_1157249937"/>Versions<text:bookmark-end text:name="__RefHeading___Toc19245_1157249937"/>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25">Auteur</text:p>
          </table:table-cell>
          <table:table-cell table:style-name="Tableau7.A1" office:value-type="string">
            <text:p text:style-name="P25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25">Version</text:p>
          </table:table-cell>
        </table:table-row>
        <table:table-row table:style-name="Tableau7.2">
          <table:table-cell table:style-name="Tableau7.A2" office:value-type="string">
            <text:p text:style-name="P41">Rémi TAUVEL</text:p>
          </table:table-cell>
          <table:table-cell table:style-name="Tableau7.B2" office:value-type="string">
            <text:p text:style-name="P24"><text:span text:style-name="T16">08</text:span>/<text:span text:style-name="T16">01</text:span>/<text:span text:style-name="T16">2021</text:span>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41">0.1</text:p>
          </table:table-cell>
        </table:table-row>
        <table:table-row table:style-name="Tableau7.2">
          <table:table-cell table:style-name="Tableau7.A5" office:value-type="string">
            <text:p text:style-name="P24"/>
          </table:table-cell>
          <table:table-cell table:style-name="Tableau7.B3" office:value-type="string">
            <text:p text:style-name="P24"/>
          </table:table-cell>
          <table:table-cell table:style-name="Tableau7.C5" office:value-type="string">
            <text:p text:style-name="Table_20_Contents"/>
          </table:table-cell>
          <table:table-cell table:style-name="Tableau7.D3" office:value-type="string">
            <text:p text:style-name="P24"/>
          </table:table-cell>
        </table:table-row>
        <table:table-row table:style-name="Tableau7.2">
          <table:table-cell table:style-name="Tableau7.A5" office:value-type="string">
            <text:p text:style-name="P24"/>
          </table:table-cell>
          <table:table-cell table:style-name="Tableau7.B4" office:value-type="string">
            <text:p text:style-name="P24"/>
          </table:table-cell>
          <table:table-cell table:style-name="Tableau7.C5" office:value-type="string">
            <text:p text:style-name="Table_20_Contents"/>
          </table:table-cell>
          <table:table-cell table:style-name="Tableau7.D4" office:value-type="string">
            <text:p text:style-name="P24"/>
          </table:table-cell>
        </table:table-row>
        <table:table-row table:style-name="Tableau7.2">
          <table:table-cell table:style-name="Tableau7.A5" office:value-type="string">
            <text:p text:style-name="P24"/>
          </table:table-cell>
          <table:table-cell table:style-name="Tableau7.B5" office:value-type="string">
            <text:p text:style-name="P24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4"/>
          </table:table-cell>
        </table:table-row>
      </table:table>
      <text:p text:style-name="P31"/>
      <text:p text:style-name="P30"/>
      <text:h text:style-name="Heading_20_1" text:outline-level="1"><text:bookmark-start text:name="__RefHeading___Toc19247_1157249937"/>Introduction<text:bookmark-end text:name="__RefHeading___Toc19247_1157249937"/></text:h>
      <text:h text:style-name="Heading_20_2" text:outline-level="2"><text:bookmark-start text:name="__RefHeading___Toc19249_1157249937"/>Objet du document<text:bookmark-end text:name="__RefHeading___Toc19249_1157249937"/></text:h>
      <text:p text:style-name="Text_20_body">Le présent document constitue le <text:span text:style-name="T8">dossier d’exploitation </text:span>de l'application <text:span text:style-name="T32">PizzeriaManager</text:span></text:p>
      <text:p text:style-name="P36">Objectif du document: <text:span text:style-name="T32">décrire la marche à suivre pour exploiter l’application PizzeriaManager dans de bonnes conditions</text:span></text:p>
      <text:h text:style-name="Heading_20_2" text:outline-level="2"><text:bookmark-start text:name="__RefHeading___Toc19251_1157249937"/>Références<text:bookmark-end text:name="__RefHeading___Toc19251_1157249937"/></text:h>
      <text:p text:style-name="Text_20_body">Pour de plus amples informations, se référer :</text:p>
      <text:list xml:id="list4114575775" text:style-name="L1">
        <text:list-item>
          <text:p text:style-name="P59"><text:span text:style-name="Emphasis"><text:span text:style-name="T29">PDOCPizza_01_fonctionnelle </text:span></text:span>: Dossier de <text:span text:style-name="T7">conception</text:span> <text:span text:style-name="T31">fonctionnelle</text:span> de l'application</text:p>
        </text:list-item>
        <text:list-item>
          <text:p text:style-name="P59"><text:span text:style-name="Emphasis"><text:span text:style-name="T28">PDOCPizza_0</text:span></text:span><text:span text:style-name="Emphasis"><text:span text:style-name="T30">2</text:span></text:span><text:span text:style-name="Emphasis"><text:span text:style-name="T28">_</text:span></text:span><text:span text:style-name="Emphasis"><text:span text:style-name="T30">technique</text:span></text:span><text:span text:style-name="Emphasis"><text:span text:style-name="T28"> : dossier d’exploitation</text:span></text:span></text:p>
        </text:list-item>
        <text:list-item>
          <text:p text:style-name="P60"><text:span text:style-name="Emphasis"><text:span text:style-name="T28">PDOCPizza_04_PVLivraison : procès verbal de livraison</text:span></text:span></text:p>
        </text:list-item>
      </text:list>
      <text:h text:style-name="P52" text:outline-level="1"><text:bookmark-start text:name="__RefHeading___Toc19253_1157249937"/>Pré-requis<text:bookmark-end text:name="__RefHeading___Toc19253_1157249937"/></text:h>
      <text:h text:style-name="Heading_20_2" text:outline-level="2"><text:bookmark-start text:name="__RefHeading___Toc19255_1157249937"/>Système<text:bookmark-end text:name="__RefHeading___Toc19255_1157249937"/></text:h>
      <text:h text:style-name="Heading_20_3" text:outline-level="3"><text:bookmark-start text:name="__RefHeading___Toc19257_1157249937"/>Serveur de Base de données<text:bookmark-end text:name="__RefHeading___Toc19257_1157249937"/></text:h>
      <text:p text:style-name="P32">Serveur de base de données hébergeant l<text:span text:style-name="T12">e schéma</text:span> <text:span text:style-name="T19">Pizzeria</text:span></text:p>
      <text:h text:style-name="Heading_20_3" text:outline-level="3"><text:bookmark-start text:name="__RefHeading___Toc19259_1157249937"/>Serveur Web<text:bookmark-end text:name="__RefHeading___Toc19259_1157249937"/></text:h>
      <text:p text:style-name="P64">Supervisor Nginx</text:p>
      <text:h text:style-name="Heading_20_2" text:outline-level="2"><text:bookmark-start text:name="__RefHeading___Toc19261_1157249937"/>Bases de données<text:bookmark-end text:name="__RefHeading___Toc19261_1157249937"/></text:h>
      <text:p text:style-name="Text_20_body">Les bases de données et schémas suivants doivent être accessibles et à jour :</text:p>
      <text:list xml:id="list649267673" text:style-name="L2">
        <text:list-item>
          <text:p text:style-name="P61"><text:span text:style-name="T5">Postgresql</text:span><text:span text:style-name="T4"> :</text:span> <text:span text:style-name="T9">version </text:span><text:span text:style-name="T17">13.4</text:span></text:p>
        </text:list-item>
        <text:list-item>
          <text:p text:style-name="P62">schema: Pizzeria</text:p>
        </text:list-item>
      </text:list>
      <text:h text:style-name="Heading_20_2" text:outline-level="2"><text:bookmark-start text:name="__RefHeading___Toc19265_1157249937"/><text:span text:style-name="T11">Autres </text:span>Ressource<text:span text:style-name="T11">s</text:span><text:bookmark-end text:name="__RefHeading___Toc19265_1157249937"/></text:h>
      <text:p text:style-name="P33">Lien vers les Documentations des différents logiciels nécessaires:</text:p>
      <text:p text:style-name="P50">Documentations:</text:p>
      <text:list xml:id="list956093376" text:style-name="L4">
        <text:list-item>
          <text:p text:style-name="P66"><text:a xlink:type="simple" xlink:href="https://docs.djangoproject.com/" text:style-name="Internet_20_link" text:visited-style-name="Visited_20_Internet_20_Link">django</text:a></text:p>
        </text:list-item>
        <text:list-item>
          <text:p text:style-name="P66"><text:a xlink:type="simple" xlink:href="https://gunicorn.org/#docs" text:style-name="Internet_20_link" text:visited-style-name="Visited_20_Internet_20_Link">gunicorn</text:a></text:p>
        </text:list-item>
        <text:list-item>
          <text:p text:style-name="P66"><text:a xlink:type="simple" xlink:href="https://docs.nginx.com/nginx/admin-guide/installing-nginx/installing-nginx-open-source/" text:style-name="Internet_20_link" text:visited-style-name="Visited_20_Internet_20_Link">nginx</text:a></text:p>
        </text:list-item>
        <text:list-item>
          <text:p text:style-name="P63"><text:a xlink:type="simple" xlink:href="https://www.postgresql.org/docs/14/index.html" text:style-name="Internet_20_link" text:visited-style-name="Visited_20_Internet_20_Link">postgresql</text:a></text:p>
        </text:list-item>
        <text:list-item>
          <text:p text:style-name="P67"><text:a xlink:type="simple" xlink:href="http://supervisord.org/" text:style-name="Internet_20_link" text:visited-style-name="Visited_20_Internet_20_Link">supervisor</text:a></text:p>
        </text:list-item>
      </text:list>
      <text:p text:style-name="Text_20_body"/>
      <text:h text:style-name="P53" text:outline-level="1"><text:bookmark-start text:name="__RefHeading___Toc19267_1157249937"/>Déploiement de l'Application Web<text:bookmark-end text:name="__RefHeading___Toc19267_1157249937"/></text:h>
      <text:h text:style-name="Heading_20_3" text:outline-level="3"><text:bookmark-start text:name="__RefHeading___Toc19269_1157249937"/>Variables d'environnement<text:bookmark-end text:name="__RefHeading___Toc19269_1157249937"/></text:h>
      <text:p text:style-name="P35">Voici les variables d'environnement reconnues par les batches de <text:span text:style-name="T10">l’application </text:span><text:span text:style-name="T32">PizzeriaManager</text:span><text:span text:style-name="T10"> 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641149570688">
          <table:table-cell table:style-name="Tableau2.A1" office:value-type="string">
            <text:p text:style-name="P25">Nom</text:p>
          </table:table-cell>
          <table:table-cell table:style-name="Tableau2.A1" office:value-type="string">
            <text:p text:style-name="P25">Obligatoire</text:p>
          </table:table-cell>
          <table:table-cell table:style-name="Tableau2.C1" office:value-type="string">
            <text:p text:style-name="Tableau_20_entête">Description</text:p>
          </table:table-cell>
        </table:table-row>
        <table:table-row table:style-name="TableLine94641149584464">
          <table:table-cell table:style-name="Tableau2.A2" office:value-type="string">
            <text:p text:style-name="P42">SECRET_KEY</text:p>
          </table:table-cell>
          <table:table-cell table:style-name="Tableau2.B2" office:value-type="string">
            <text:p text:style-name="P42">Oui</text:p>
          </table:table-cell>
          <table:table-cell table:style-name="Tableau2.C2" office:value-type="string">
            <text:p text:style-name="P57">Clé secrète de Django</text:p>
            <text:p text:style-name="P58">à changer pour l’instance</text:p>
          </table:table-cell>
        </table:table-row>
        <table:table-row table:style-name="TableLine94641149586528">
          <table:table-cell table:style-name="Tableau2.A3" office:value-type="string">
            <text:p text:style-name="P42">ENV</text:p>
          </table:table-cell>
          <table:table-cell table:style-name="Tableau2.B3" office:value-type="string">
            <text:p text:style-name="P42">Oui</text:p>
          </table:table-cell>
          <table:table-cell table:style-name="Tableau2.C3" office:value-type="string">
            <text:p text:style-name="P43">Doit être fixée à ‘production’ pour un serveur de production, ou ‘development’ si serveur de développement (désactivation d’outils de débugguage compromettant la sécurité du système et ralentissant le site) </text:p>
          </table:table-cell>
        </table:table-row>
        <table:table-row table:style-name="TableLine94641149588944">
          <table:table-cell table:style-name="Tableau2.A4" office:value-type="string">
            <text:p text:style-name="P44">DJANGO_SETTINGS_MODULE</text:p>
          </table:table-cell>
          <table:table-cell table:style-name="Tableau2.B4" office:value-type="string">
            <text:p text:style-name="P44">Oui</text:p>
          </table:table-cell>
          <table:table-cell table:style-name="Tableau2.C4" office:value-type="string">
            <text:p text:style-name="P43"><text:span text:style-name="T25">PizzaManager</text:span>.settings.<text:span text:style-name="T25">production</text:span></text:p>
          </table:table-cell>
        </table:table-row>
      </table:table>
      <text:p text:style-name="P35"/>
      <text:p text:style-name="P37">Définissez les variables d’environnement nécessaires <text:span text:style-name="T13">comme ceci:</text:span></text:p>
      <text:p text:style-name="Code"><text:span text:style-name="T37">export </text:span>MY_VAR=<text:span text:style-name="T18">my_value</text:span></text:p>
      <text:h text:style-name="Heading_20_3" text:outline-level="3"><text:bookmark-start text:name="__RefHeading___Toc19271_1157249937"/>Configuration<text:bookmark-end text:name="__RefHeading___Toc19271_1157249937"/></text:h>
      <text:p text:style-name="Text_20_body">Voici les différents fichiers de configuration :</text:p>
      <text:list xml:id="list3229581662" text:style-name="L5">
        <text:list-item>
          <text:p text:style-name="P70"><text:span text:style-name="T5">/</text:span><text:span text:style-name="T6">purbeurre/</text:span><text:span text:style-name="T5">settings/</text:span><text:span text:style-name="T6">prod_vps</text:span><text:span text:style-name="T5">.py</text:span> : fichier de configuration de <text:span text:style-name="T37">du framework django</text:span></text:p>
        </text:list-item>
      </text:list>
      <text:p text:style-name="Text_20_body"/>
      <text:p text:style-name="P65">INSTALLATION</text:p>
      <text:h text:style-name="P56" text:outline-level="3"><text:bookmark-start text:name="__RefHeading___Toc19273_1157249937"/>Vérifications<text:bookmark-end text:name="__RefHeading___Toc19273_1157249937"/></text:h>
      <text:p text:style-name="P49">La commande suivante devrait retourner un code 200:</text:p>
      <text:p text:style-name="Code">curl -v -XGET 'http://PizzeriaManager.com'</text:p>
      <text:h text:style-name="P54" text:outline-level="1"><text:bookmark-start text:name="__RefHeading___Toc19275_1157249937"/>Procédure de démarrage / arrêt<text:bookmark-end text:name="__RefHeading___Toc19275_1157249937"/></text:h>
      <text:h text:style-name="Heading_20_2" text:outline-level="2"><text:bookmark-start text:name="__RefHeading___Toc19277_1157249937"/>Base de données<text:bookmark-end text:name="__RefHeading___Toc19277_1157249937"/></text:h>
      <text:p text:style-name="P68"><text:span text:style-name="T24">Démarrage: </text:span></text:p>
      <text:p text:style-name="P69"><text:span text:style-name="T24">s</text:span><text:span text:style-name="T23">udo supervisorctl application stop</text:span></text:p>
      <text:p text:style-name="P68"><text:span text:style-name="T24">sudo </text:span><text:span text:style-name="T23">systemctl start </text:span><text:span text:style-name="T24">postgresql</text:span></text:p>
      <text:p text:style-name="P73">arrêt: </text:p>
      <text:p text:style-name="P73">sudo systemctl stop postgresql</text:p>
      <text:h text:style-name="Heading_20_2" text:outline-level="2"><text:bookmark-start text:name="__RefHeading___Toc19279_1157249937"/>Application web<text:bookmark-end text:name="__RefHeading___Toc19279_1157249937"/></text:h>
      <text:p text:style-name="P34">Démarrage:</text:p>
      <text:p text:style-name="P46"><text:span text:style-name="T22">serveur $&gt; </text:span><text:span text:style-name="T20">sudo </text:span><text:span text:style-name="T21">systemctl start</text:span><text:span text:style-name="T20"> nginx</text:span></text:p>
      <text:p text:style-name="P45"><text:span text:style-name="T22">serveur $&gt; </text:span><text:span text:style-name="T20">gunicorn PizzaManager.wsgi: application</text:span></text:p>
      <text:p text:style-name="P48">Arrêt: sudo systemctl stop nginx</text:p>
      <text:h text:style-name="Heading_20_1" text:outline-level="1"><text:bookmark-start text:name="__RefHeading___Toc19281_1157249937"/>Procédure de mise à jour<text:bookmark-end text:name="__RefHeading___Toc19281_1157249937"/></text:h>
      <text:h text:style-name="Heading_20_2" text:outline-level="2"><text:bookmark-start text:name="__RefHeading___Toc19283_1157249937"/><text:span text:style-name="T15">B</text:span>ase de données<text:bookmark-end text:name="__RefHeading___Toc19283_1157249937"/></text:h>
      <text:p text:style-name="P71">Utiliser la procédure d’arr<text:span text:style-name="T38">êt avant une mise à jour</text:span></text:p>
      <text:p text:style-name="P71"><text:span text:style-name="T38">git pull</text:span></text:p>
      <text:p text:style-name="P71"><text:span text:style-name="T38"/></text:p>
      <text:h text:style-name="Heading_20_2" text:outline-level="2"><text:bookmark-start text:name="__RefHeading___Toc19285_1157249937"/><text:span text:style-name="T15">A</text:span>pplication web<text:bookmark-end text:name="__RefHeading___Toc19285_1157249937"/></text:h>
      <text:p text:style-name="P72">Utiliser la procédure d’arr<text:span text:style-name="T38">êt avant une mise à jour</text:span></text:p>
      <text:p text:style-name="P74">Sudo apt update</text:p>
      <text:p text:style-name="P74">sudo apt upgrade</text:p>
      <text:p text:style-name="P74">mettre à jour les requirements.txt</text:p>
      <text:p text:style-name="P74">recréer l’environnement</text:p>
      <text:p text:style-name="P74">collectstatic</text:p>
      <text:p text:style-name="P74"/>
      <text:h text:style-name="Heading_20_1" text:outline-level="1"><text:bookmark-start text:name="__RefHeading___Toc19287_1157249937"/><text:span text:style-name="T14">Supervision</text:span>/Monitoring<text:bookmark-end text:name="__RefHeading___Toc19287_1157249937"/></text:h>
      <text:h text:style-name="P55" text:outline-level="2"><text:bookmark-start text:name="__RefHeading___Toc19289_1157249937"/><text:span text:style-name="T14">Supervision</text:span> de l’application web<text:bookmark-end text:name="__RefHeading___Toc19289_1157249937"/></text:h>
      <text:p text:style-name="P74">sentry</text:p>
      <text:p text:style-name="P47"/>
      <text:h text:style-name="Heading_20_1" text:outline-level="1"><text:bookmark-start text:name="__RefHeading___Toc19291_1157249937"/>Procédure de sauvegarde <text:span text:style-name="T14">et restauration</text:span><text:bookmark-end text:name="__RefHeading___Toc19291_1157249937"/></text:h>
      <text:p text:style-name="P76"/>
      <text:p text:style-name="P77">Avant la restauration:</text:p>
      <text:p text:style-name="P77">utiliser la procédure d’arr<text:span text:style-name="T38">êt</text:span></text:p>
      <text:p text:style-name="P77">collectstatic</text:p>
      <text:p text:style-name="P77"/>
      <text:p text:style-name="P76">Sauvegarde <text:span text:style-name="T32">des données</text:span>:</text:p>
      <text:p text:style-name="P18"><text:span text:style-name="T27">serveur $&gt; </text:span><text:span text:style-name="T26">python </text:span>manage.py dumpdata &gt; <text:span text:style-name="T26">dumps</text:span>.json</text:p>
      <text:p text:style-name="P18"/>
      <text:p text:style-name="P19">restauration des données</text:p>
      <text:p text:style-name="P78"><text:span text:style-name="T34">serveur $&gt; </text:span><text:span text:style-name="T35">python </text:span><text:span text:style-name="T36">manage.py loaddata store/dumps/store.json</text:span></text:p>
      <text:p text:style-name="P75"><text:span text:style-name="T3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adornments="Gras" style:font-family-generic="swiss" style:font-pitch="variable"/>
    <style:font-face style:name="Droid Sans" svg:font-family="'Droid Sans'" style:font-adornments="Italique" style:font-family-generic="swiss" style:font-pitch="variable"/>
    <style:font-face style:name="Droid Sans Mono" svg:font-family="'Droid Sans Mono'" style:font-adornments="Normal" style:font-family-generic="swiss" style:font-pitch="fixed"/>
    <style:font-face style:name="Droid Sans1" svg:font-family="'Droid Sans'" style:font-adornments="Normal" style:font-family-generic="swiss" style:font-pitch="variable"/>
    <style:font-face style:name="Harabara" svg:font-family="Harabara" style:font-family-generic="swiss" style:font-pitch="variable"/>
    <style:font-face style:name="Harabara1" svg:font-family="Harabara" style:font-adornments="Gras" style:font-family-generic="swiss" style:font-pitch="variable"/>
    <style:font-face style:name="Helvetica 45 Light" svg:font-family="'Helvetica 45 Light', 'Helvetica 45 Light'" style:font-family-generic="swiss"/>
    <style:font-face style:name="Helvetica 55 Roman" svg:font-family="'Helvetica 55 Roman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tserrat" svg:font-family="Montserrat"/>
    <style:font-face style:name="Open Sans" svg:font-family="'Open Sans'" style:font-family-generic="swiss"/>
    <style:font-face style:name="Open Sans Condensed Light" svg:font-family="'Open Sans Condensed Light'" style:font-pitch="variable"/>
    <style:font-face style:name="Open Sans1" svg:font-family="'Open Sans'" style:font-adornments="Normal" style:font-pitch="variable"/>
    <style:font-face style:name="OpenSymbol" svg:font-family="OpenSymbol" style:font-charset="x-symbol"/>
    <style:font-face style:name="OpenSymbol1" svg:font-family="OpenSymbol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Unknown" svg:font-family="Unknow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1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loext:opacity="100%" style:font-name="DejaVu Sans2" fo:font-family="'DejaVu Sans'" style:font-style-name="Gras" style:font-family-generic="swiss" style:font-pitch="variable" fo:font-size="10pt" fo:font-weight="bold"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style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1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style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loext:opacity="100%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style:contextual-spacing="false" style:page-number="auto" fo:background-color="#c0c0c0" fo:padding="0.049cm" fo:border="0.26pt solid #c0c0c0" style:shadow="none" fo:keep-with-next="always" style:writing-mode="page"/>
      <style:text-properties fo:color="#4c4c4c" loext:opacity="100%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style:contextual-spacing="false" style:page-number="auto" fo:background-color="transparent" style:shadow="none" style:writing-mode="page">
        <style:tab-stops/>
      </style:paragraph-properties>
      <style:text-properties fo:color="#4c4c4c" loext:opacity="100%" fo:font-size="14pt" fo:font-style="italic" style:text-underline-style="none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style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style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style:contextual-spacing="false" fo:line-height="150%"/>
      <style:text-properties style:font-name="Droid Sans1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style:contextual-spacing="false" style:page-number="auto"/>
      <style:text-properties fo:color="#666666" loext:opacity="100%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style:contextual-spacing="false"/>
      <style:text-properties fo:color="#ff950e" loext:opacity="100%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1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loext:opacity="100%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1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loext:opacity="100%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loext:opacity="100%"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loext:num-list-format="%1% -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loext:num-list-format="%1%.%2% -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1%.%2%.%3% -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%1%.%2%.%3%.%4% -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loext:num-list-format="%1%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loext:num-list-format="%4%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loext:num-list-format="%5%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1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loext:num-list-format="%7%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loext:num-list-format="%8%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1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498cm" style:rel-column-width="32760*"/>
    </style:style>
    <style:style style:name="Tableau4.B" style:family="table-column">
      <style:table-column-properties style:column-width="8.502cm" style:rel-column-width="32775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2" style:family="paragraph" style:parent-style-name="Standard">
      <style:text-properties fo:font-size="2pt" officeooo:paragraph-rsid="00242b3f" style:font-size-asian="1.75pt" style:font-size-complex="2pt"/>
    </style:style>
    <style:style style:name="MP3" style:family="paragraph" style:parent-style-name="Standard">
      <style:text-properties fo:font-size="6pt" style:font-size-asian="5.25pt" style:font-size-complex="6pt"/>
    </style:style>
    <style:style style:name="M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8" style:family="paragraph" style:parent-style-name="Table_20_Contents">
      <style:text-properties fo:font-size="7pt" style:font-size-asian="7pt" style:font-size-complex="7pt"/>
    </style:style>
    <style:style style:name="MP9" style:family="paragraph" style:parent-style-name="Standard">
      <style:text-properties officeooo:paragraph-rsid="00242b3f"/>
    </style:style>
    <style:style style:name="MP10" style:family="paragraph" style:parent-style-name="Frame_20_contents">
      <style:paragraph-properties fo:text-align="end" style:justify-single-word="false"/>
      <style:text-properties officeooo:paragraph-rsid="00242b3f"/>
    </style:style>
    <style:style style:name="MP11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2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rsid="001b7e3f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MP14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5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Harabara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6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MP18" style:family="paragraph" style:parent-style-name="Table_20_Contents">
      <style:text-properties style:font-name="DejaVu Sans1" fo:font-size="10pt" style:font-size-asian="10pt" style:font-size-complex="10pt"/>
    </style:style>
    <style:style style:name="MT1" style:family="text">
      <style:text-properties officeooo:rsid="001b7e3f"/>
    </style:style>
    <style:style style:name="MT2" style:family="text">
      <style:text-properties fo:color="#555555" loext:opacity="100%"/>
    </style:style>
    <style:style style:name="MT3" style:family="text">
      <style:text-properties fo:color="#96bf3c" loext:opacity="100%"/>
    </style:style>
    <style:style style:name="Mfr1" style:family="graphic" style:parent-style-name="Graphics">
      <style:graphic-properties style:vertical-pos="top" style:vertical-rel="text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fr2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Line94641148145056">
            <table:table-cell table:style-name="Tableau6.A1" office:value-type="string">
              <text:p text:style-name="MP4"><text:user-defined style:data-style-name="N0" text:name="Entreprise">OC ESN</text:user-defined></text:p>
            </table:table-cell>
            <table:table-cell table:style-name="Tableau6.B1" office:value-type="string">
              <text:p text:style-name="MP5"><text:user-defined style:data-style-name="N0" text:name="Client">OC Pizza</text:user-defined></text:p>
              <text:p text:style-name="MP6"><text:user-defined style:data-style-name="N0" text:name="Projet">Système de gestion de groupe de pizzerias</text:user-defined></text:p>
              <text:p text:style-name="MP7"><text:title>Dossier d'exploitation</text:title></text:p>
            </table:table-cell>
            <table:table-cell table:style-name="Tableau6.C1" office:value-type="string">
              <text:p text:style-name="MP8">Version : <text:user-defined style:data-style-name="N0" text:name="Version">0.1</text:user-defined></text:p>
              <text:p text:style-name="MP8">Date : <text:user-defined style:data-style-name="N36" text:name="Version_Date">09/01/2022</text:user-defined></text:p>
              <text:p text:style-name="MP8">Page : <text:page-number text:select-page="current">9</text:page-number><text:s/>/ <text:page-count>10</text:page-count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draw:style-name="Mdp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 table:style-name="TableLine94641148144400">
            <table:table-cell table:style-name="Tableau4.A1" office:value-type="string">
              <text:p text:style-name="MP9"><draw:frame draw:style-name="Mfr1" draw:name="Image11" text:anchor-type="as-char" svg:width="2.499cm" svg:height="2.499cm" draw:z-index="0"><draw:image xlink:href="Pictures/1000028E000034EB000034EB37685E6DF1490F79.svg" xlink:type="simple" xlink:show="embed" xlink:actuate="onLoad" draw:mime-type="image/svg+xml"/><draw:image xlink:href="Pictures/100000010000020000000200FF7A78FE33F6A590.png" xlink:type="simple" xlink:show="embed" xlink:actuate="onLoad" draw:mime-type="image/png"/></draw:frame></text:p>
            </table:table-cell>
            <table:table-cell table:style-name="Tableau4.A1" office:value-type="string">
              <text:p text:style-name="MP10"><draw:frame draw:style-name="Mfr2" draw:name="Image12" text:anchor-type="as-char" svg:width="2.499cm" svg:height="2.499cm" draw:z-index="1"><draw:image xlink:href="Pictures/1000000100000190000001902E02DC79ED677545.png" xlink:type="simple" xlink:show="embed" xlink:actuate="onLoad" draw:mime-type="image/png"/></draw:frame>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11"><text:user-defined style:data-style-name="N0" text:name="Auteur">Rémi TAUVEL</text:user-defined></text:p>
            </table:table-cell>
            <table:table-cell table:style-name="Tableau5.A1" office:value-type="string">
              <text:p text:style-name="MP12"/>
            </table:table-cell>
          </table:table-row>
          <table:table-row table:style-name="Tableau5.2">
            <table:table-cell table:style-name="Tableau5.A1" office:value-type="string">
              <text:p text:style-name="MP13"/>
            </table:table-cell>
            <table:table-cell table:style-name="Tableau5.A1" office:value-type="string">
              <text:p text:style-name="MP14">S.A.R.L. au capital de 1 000,00 € enregistrée au RCS de <text:span text:style-name="MT1">Xxxx – </text:span>SIREN <text:span text:style-name="MT1">999</text:span> <text:span text:style-name="MT1">999</text:span> <text:span text:style-name="MT1">999 – </text:span>Code APE : 6202A</text:p>
            </table:table-cell>
          </table:table-row>
        </table:table>
        <text:p text:style-name="MP2"/>
      </style:footer>
    </style:master-page>
    <style:master-page style:name="Landscape" style:page-layout-name="Mpm3" draw:style-name="Mdp2"/>
    <style:master-page style:name="HTML" style:page-layout-name="Mpm4" draw:style-name="Mdp2"/>
    <style:master-page style:name="Index" style:page-layout-name="Mpm5" draw:style-name="Mdp2"/>
    <style:master-page style:name="StdPaysage" style:page-layout-name="Mpm6" draw:style-name="Mdp1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 table:style-name="TableLine94641148275664">
            <table:table-cell table:style-name="Tableau9.A1" office:value-type="string">
              <text:p text:style-name="MP15"><text:span text:style-name="MT2">open</text:span><text:span text:style-name="MT3">run</text:span></text:p>
            </table:table-cell>
            <table:table-cell table:style-name="Tableau9.B1" office:value-type="string">
              <text:p text:style-name="MP16">ORANGE</text:p>
              <text:p text:style-name="MP17">Proposition commerciale BDPV</text:p>
            </table:table-cell>
            <table:table-cell table:style-name="Tableau9.A1" office:value-type="string">
              <text:p text:style-name="MP18">Ref : PR2011-0016</text:p>
              <text:p text:style-name="MP18">Date : 14/03/2012</text:p>
              <text:p text:style-name="MP18">Page : <text:page-number text:select-page="current">0</text:page-number><text:s/>/ <text:page-count>10</text:page-count><text:s/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14T14:29:45.355181548</meta:creation-date>
    <meta:editing-duration>P0D</meta:editing-duration>
    <meta:editing-cycles>1</meta:editing-cycles>
    <meta:generator>LibreOffice/7.3.0.3$Linux_X86_64 LibreOffice_project/30$Build-3</meta:generator>
    <dc:title>Dossier d'exploitation</dc:title>
    <meta:document-statistic meta:table-count="7" meta:image-count="2" meta:object-count="0" meta:page-count="10" meta:paragraph-count="144" meta:word-count="626" meta:character-count="3886" meta:non-whitespace-character-count="3430"/>
    <meta:user-defined meta:name="Auteur">Rémi TAUVEL</meta:user-defined>
    <meta:user-defined meta:name="Auteur_Role">Développeur</meta:user-defined>
    <meta:user-defined meta:name="Client">OC Pizza</meta:user-defined>
    <meta:user-defined meta:name="Entreprise">OC ESN</meta:user-defined>
    <meta:user-defined meta:name="Projet" meta:value-type="string">Système de gestion de groupe de pizzerias</meta:user-defined>
    <meta:user-defined meta:name="Version" meta:value-type="string">0.1</meta:user-defined>
    <meta:user-defined meta:name="Version_Date" meta:value-type="date">2022-01-09</meta:user-defined>
  </office:meta>
</office:document-meta>
</file>